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Text_20_body"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<text:span text:style-name="T1">Exercise 1: </text:span></text:span></text:p>
      <text:p text:style-name="P2">Write a shell script that prints "Shell Scripting is Fun!" to the screen. </text:p>
      <text:p text:style-name="P2">Hint 1: Remember to make the shell script executable with the chmod command. </text:p>
      <text:p text:style-name="P2">Hint 2: Remember to start your script with a shebang! </text:p>
      <text:p text:style-name="Text_20_body"><text:span text:style-name="Strong_20_Emphasis"><text:span text:style-name="T1">Exercise 2: </text:span></text:span></text:p>
      <text:p text:style-name="P2">Modify the shell script from exercise 1 to include a variable. The variable will hold the contents of the message "Shell Scripting is Fun!". </text:p>
      <text:p text:style-name="Text_20_body"><text:span text:style-name="Strong_20_Emphasis"><text:span text:style-name="T1">Exercise 3: </text:span></text:span></text:p>
      <text:p text:style-name="P2">Store the output of the command "hostname" in a variable. Display "This script is running on _______." where "_______" is the output of the "hostname" command. </text:p>
      <text:p text:style-name="P2">Hint: It's a best practice to use the ${VARIABLE} syntax if there is text or characters that directly precede or follow the variable. </text:p>
      <text:p text:style-name="Text_20_body"><text:span text:style-name="Strong_20_Emphasis"><text:span text:style-name="T1">Exercise 4: </text:span></text:span></text:p>
      <text:p text:style-name="P2">Write a shell script to check to see if the file "/etc/shadow" exists. If it does exist, display "Shadow passwords are enabled." Next, check to see if you can write to the file. If you can, display "You have permissions to edit /etc/shadow." If you cannot, display "You do NOT have permissions to edit /etc/shadow." </text:p>
      <text:p text:style-name="Text_20_body"><text:span text:style-name="Strong_20_Emphasis"><text:span text:style-name="T1">Exercise 5: </text:span></text:span></text:p>
      <text:p text:style-name="P2">Write a shell script that displays "man", "bear", "pig", "dog", "cat", and "sheep" to the screen with each appearing on a separate line. Try to do this in as few lines as possible. </text:p>
      <text:p text:style-name="P2"><text:soft-page-break/>Hint: Loops can be used to perform repetitive tasks. </text:p>
      <text:p text:style-name="Text_20_body"><text:span text:style-name="Strong_20_Emphasis"><text:span text:style-name="T1">Exercise 6: </text:span></text:span></text:p>
      <text:p text:style-name="P2">Write a shell script that prompts the user for a name of a file or directory and reports if it is a regular file, a directory, or other type of file. Also perform an ls command against the file or directory with the long listing option. </text:p>
      <text:p text:style-name="Text_20_body"><text:span text:style-name="Strong_20_Emphasis"><text:span text:style-name="T1">Exercise 7: </text:span></text:span></text:p>
      <text:p text:style-name="P2">Modify the previous script so that it accepts the file or directory name as an argument instead of prompting the user to enter it. </text:p>
      <text:p text:style-name="Text_20_body"><text:span text:style-name="Strong_20_Emphasis"><text:span text:style-name="T1">Exercise 8: </text:span></text:span></text:p>
      <text:p text:style-name="P2">Modify the previous script to accept an unlimited number of files and directories as arguments. Hint: You'll want to use a special variable. 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9T23:23:18.558679046</meta:creation-date>
    <dc:date>2024-03-19T23:23:49.659803259</dc:date>
    <meta:editing-duration>PT31S</meta:editing-duration>
    <meta:editing-cycles>1</meta:editing-cycles>
    <meta:document-statistic meta:table-count="0" meta:image-count="0" meta:object-count="0" meta:page-count="2" meta:paragraph-count="20" meta:word-count="315" meta:character-count="1795" meta:non-whitespace-character-count="1480"/>
    <meta:generator>LibreOffice/6.4.7.2$Linux_X86_64 LibreOffice_project/40$Build-2</meta:generator>
  </office:meta>
</office:document-meta>
</file>